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margin-top="0.1in" fo:margin-bottom="0in" loext:contextual-spacing="false"/>
      <style:text-properties fo:font-size="13pt" style:font-size-asian="13pt" style:font-size-complex="13pt"/>
    </style:style>
    <style:style style:name="P3" style:family="paragraph" style:parent-style-name="Heading">
      <style:paragraph-properties fo:margin-left="0in" fo:margin-right="0in" fo:text-indent="-0.25in" style:auto-text-indent="false">
        <style:tab-stops>
          <style:tab-stop style:position="0in"/>
        </style:tab-stops>
      </style:paragraph-properties>
    </style:style>
    <style:style style:name="P4" style:family="paragraph" style:parent-style-name="Text_20_body">
      <style:text-properties fo:language="sr" fo:country="RS"/>
    </style:style>
    <style:style style:name="P5" style:family="paragraph" style:parent-style-name="Text_20_body">
      <style:text-properties officeooo:paragraph-rsid="000ad089"/>
    </style:style>
    <style:style style:name="P6" style:family="paragraph" style:parent-style-name="Standard">
      <style:text-properties officeooo:paragraph-rsid="000ad089"/>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075da1"/>
    </style:style>
    <style:style style:name="P9" style:family="paragraph" style:parent-style-name="Standard">
      <style:text-properties officeooo:rsid="00091fb5" officeooo:paragraph-rsid="00091fb5"/>
    </style:style>
    <style:style style:name="P10" style:family="paragraph" style:parent-style-name="Standard">
      <style:text-properties officeooo:rsid="000ad089" officeooo:paragraph-rsid="000ad089"/>
    </style:style>
    <style:style style:name="P11" style:family="paragraph" style:parent-style-name="Heading">
      <style:text-properties officeooo:paragraph-rsid="000ad089"/>
    </style:style>
    <style:style style:name="P12" style:family="paragraph" style:parent-style-name="Standard" style:list-style-name="L1"/>
    <style:style style:name="P13" style:family="paragraph" style:parent-style-name="Standard" style:list-style-name="L1">
      <style:text-properties officeooo:paragraph-rsid="00091fb5"/>
    </style:style>
    <style:style style:name="P14" style:family="paragraph" style:parent-style-name="Standard" style:list-style-name="L1">
      <style:text-properties officeooo:paragraph-rsid="000ad089"/>
    </style:style>
    <style:style style:name="P15" style:family="paragraph" style:parent-style-name="Standard" style:list-style-name="L9">
      <style:text-properties officeooo:paragraph-rsid="000b1d37"/>
    </style:style>
    <style:style style:name="P16" style:family="paragraph" style:parent-style-name="Standard" style:list-style-name="L10">
      <style:text-properties officeooo:paragraph-rsid="000ad089"/>
    </style:style>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4"/>
    <style:style style:name="P20" style:family="paragraph" style:parent-style-name="Standard" style:list-style-name="L15"/>
    <style:style style:name="P21" style:family="paragraph" style:parent-style-name="Standard">
      <style:paragraph-properties fo:margin-top="0.1in" fo:margin-bottom="0in" loext:contextual-spacing="false"/>
      <style:text-properties fo:font-size="13pt" officeooo:rsid="001361b3" officeooo:paragraph-rsid="001361b3" style:font-size-asian="13pt" style:font-size-complex="13pt"/>
    </style:style>
    <style:style style:name="P22" style:family="paragraph" style:parent-style-name="Standard">
      <style:paragraph-properties fo:margin-top="0.1in" fo:margin-bottom="0in" loext:contextual-spacing="false"/>
      <style:text-properties fo:font-size="13pt" officeooo:rsid="00152a6a" officeooo:paragraph-rsid="00152a6a" style:font-size-asian="13pt" style:font-size-complex="13pt"/>
    </style:style>
    <style:style style:name="P23" style:family="paragraph" style:parent-style-name="Heading">
      <style:text-properties officeooo:paragraph-rsid="001361b3"/>
    </style:style>
    <style:style style:name="P24" style:family="paragraph" style:parent-style-name="Text_20_body" style:list-style-name="L1"/>
    <style:style style:name="P25" style:family="paragraph" style:parent-style-name="Text_20_body" style:list-style-name="L1">
      <style:text-properties officeooo:paragraph-rsid="001361b3"/>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13">
      <style:paragraph-properties fo:text-align="start" style:justify-single-word="false"/>
    </style:style>
    <style:style style:name="P34" style:family="paragraph" style:parent-style-name="Text_20_body" style:list-style-name="L1">
      <style:text-properties officeooo:rsid="00111953" officeooo:paragraph-rsid="00111953"/>
    </style:style>
    <style:style style:name="P35" style:family="paragraph" style:parent-style-name="Text_20_body" style:list-style-name="L1">
      <style:text-properties officeooo:rsid="00129c58" officeooo:paragraph-rsid="00129c58"/>
    </style:style>
    <style:style style:name="P36" style:family="paragraph" style:parent-style-name="Text_20_body">
      <style:text-properties officeooo:rsid="001361b3" officeooo:paragraph-rsid="001361b3"/>
    </style:style>
    <style:style style:name="P37" style:family="paragraph" style:parent-style-name="Text_20_body">
      <style:text-properties officeooo:paragraph-rsid="001361b3"/>
    </style:style>
    <style:style style:name="P38" style:family="paragraph" style:parent-style-name="Heading_20_2">
      <style:paragraph-properties fo:break-before="page"/>
    </style:style>
    <style:style style:name="P39" style:family="paragraph" style:parent-style-name="Heading_20_3">
      <style:paragraph-properties fo:break-before="page"/>
    </style:style>
    <style:style style:name="P40" style:family="paragraph" style:parent-style-name="Heading_20_3">
      <style:paragraph-properties fo:break-before="page"/>
      <style:text-properties officeooo:paragraph-rsid="000ad089"/>
    </style:style>
    <style:style style:name="P41" style:family="paragraph" style:parent-style-name="Heading_20_3">
      <style:paragraph-properties fo:break-before="page"/>
      <style:text-properties officeooo:rsid="001361b3" officeooo:paragraph-rsid="001361b3"/>
    </style:style>
    <style:style style:name="P42" style:family="paragraph" style:parent-style-name="Normal">
      <style:paragraph-properties>
        <style:tab-stops>
          <style:tab-stop style:position="6.9252in" style:type="right" style:leader-style="dotted" style:leader-text="."/>
        </style:tab-stops>
      </style:paragraph-properties>
    </style:style>
    <style:style style:name="P43" style:family="paragraph" style:parent-style-name="Normal">
      <style:paragraph-properties>
        <style:tab-stops>
          <style:tab-stop style:position="6.9252in"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Title" style:master-page-name="MP0">
      <style:paragraph-properties style:page-number="auto" fo:break-before="page"/>
    </style:style>
    <style:style style:name="T1" style:family="text">
      <style:text-properties style:font-weight-complex="bold"/>
    </style:style>
    <style:style style:name="T2" style:family="text">
      <style:text-properties fo:language="sr" fo:country="RS" style:language-asian="sr" style:country-asian="RS"/>
    </style:style>
    <style:style style:name="T3" style:family="text">
      <style:text-properties fo:font-size="13pt" style:font-size-asian="13pt" style:font-size-complex="13pt"/>
    </style:style>
    <style:style style:name="T4" style:family="text">
      <style:text-properties fo:font-size="13pt" officeooo:rsid="00075da1" style:font-size-asian="13pt" style:font-size-complex="13pt"/>
    </style:style>
    <style:style style:name="T5" style:family="text">
      <style:text-properties officeooo:rsid="00091fb5"/>
    </style:style>
    <style:style style:name="T6" style:family="text">
      <style:text-properties officeooo:rsid="000ad089"/>
    </style:style>
    <style:style style:name="T7" style:family="text">
      <style:text-properties officeooo:rsid="000b0d14"/>
    </style:style>
    <style:style style:name="T8" style:family="text">
      <style:text-properties officeooo:rsid="000b1d37"/>
    </style:style>
    <style:style style:name="T9" style:family="text">
      <style:text-properties officeooo:rsid="0011fda6"/>
    </style:style>
    <style:style style:name="T10" style:family="text">
      <style:text-properties officeooo:rsid="00129c58"/>
    </style:style>
    <style:style style:name="T11" style:family="text">
      <style:text-properties officeooo:rsid="00152a6a"/>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text:p text:style-name="P45">Informacioni sistem građevinske firme</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chapter/>
            <text:index-entry-link-start/>
            <text:index-entry-text/>
            <text:index-entry-tab-stop style:type="right" style:leader-char="."/>
            <text:index-entry-page-number/>
            <text:index-entry-link-end/>
          </text:table-of-content-entry-template>
          <text:table-of-content-entry-template text:outline-level="2" text:style-name="Normal">
            <text:index-entry-chapter/>
            <text:index-entry-link-start/>
            <text:index-entry-text/>
            <text:index-entry-tab-stop style:type="right" style:leader-char="."/>
            <text:index-entry-page-number/>
            <text:index-entry-link-end/>
          </text:table-of-content-entry-template>
          <text:table-of-content-entry-template text:outline-level="3" text:style-name="Normal">
            <text:index-entry-chapter/>
            <text:index-entry-link-start/>
            <text:index-entry-text/>
            <text:index-entry-tab-stop style:type="right" style:leader-char="."/>
            <text:index-entry-page-number/>
            <text:index-entry-link-end/>
          </text:table-of-content-entry-template>
          <text:table-of-content-entry-template text:outline-level="4" text:style-name="Normal">
            <text:index-entry-chapter/>
            <text:index-entry-link-start/>
            <text:index-entry-text/>
            <text:index-entry-tab-stop style:type="right" style:leader-char="."/>
            <text:index-entry-page-number/>
            <text:index-entry-link-end/>
          </text:table-of-content-entry-template>
          <text:table-of-content-entry-template text:outline-level="5" text:style-name="Normal">
            <text:index-entry-chapter/>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44">Table of Contents</text:p>
          </text:index-title>
          <text:p text:style-name="P42">1.<text:a xlink:type="simple" xlink:href="#__RefHeading___Toc4117_765992173">Uvod<text:tab/>3</text:a></text:p>
          <text:p text:style-name="P42">1.1.<text:a xlink:type="simple" xlink:href="#__RefHeading___Toc4119_765992173">Opis<text:tab/>3</text:a></text:p>
          <text:p text:style-name="P42">1.2.<text:a xlink:type="simple" xlink:href="#__RefHeading___Toc4121_765992173">Učesnici u sistemu<text:tab/>3</text:a></text:p>
          <text:p text:style-name="P42">1.3.<text:a xlink:type="simple" xlink:href="#__RefHeading___Toc4123_765992173">Korišćeni dijagrami i alati<text:tab/>3</text:a></text:p>
          <text:p text:style-name="P42">2.<text:a xlink:type="simple" xlink:href="#__RefHeading___Toc4125_765992173">Slučajevi upotrebe<text:tab/>4</text:a></text:p>
          <text:p text:style-name="P42">2.1.<text:a xlink:type="simple" xlink:href="#__RefHeading___Toc4191_765992173">Planiranje projekta<text:tab/>4</text:a></text:p>
          <text:p text:style-name="P42">2.1.1.<text:a xlink:type="simple" xlink:href="#__RefHeading___Toc4193_765992173">Slučaj upotrebe: Okviri projekta<text:tab/>4</text:a></text:p>
          <text:p text:style-name="P42">2.1.2.<text:a xlink:type="simple" xlink:href="#__RefHeading___Toc4131_765992173">Slučaj upotrebe: Projektovanje objekta<text:tab/>5</text:a></text:p>
          <text:p text:style-name="P42">2.1.3.<text:a xlink:type="simple" xlink:href="#__RefHeading___Toc4133_765992173">Slučaj upotrebe: Finansiska analiza projekta<text:tab/>6</text:a></text:p>
          <text:p text:style-name="P42">2.2.<text:a xlink:type="simple" xlink:href="#__RefHeading___Toc4195_765992173">Unajmljivanje podizvođača<text:tab/>7</text:a></text:p>
          <text:p text:style-name="P42">2.2.1.<text:a xlink:type="simple" xlink:href="#__RefHeading___Toc4197_765992173">Slučaj upotrebe: Izbor potencijalnih podizvođača<text:tab/>7</text:a></text:p>
          <text:p text:style-name="P42">2.2.2.<text:a xlink:type="simple" xlink:href="#__RefHeading___Toc4143_765992173">Slučaj upotrebe: Kontakt potencijalnih podizvođača<text:tab/>8</text:a></text:p>
          <text:p text:style-name="P42">2.2.3.<text:a xlink:type="simple" xlink:href="#__RefHeading___Toc4145_765992173">Slučaj upotrebe: Potražnja najpovoljnijih podizvođača<text:tab/>9</text:a></text:p>
          <text:p text:style-name="P42">2.3.<text:a xlink:type="simple" xlink:href="#__RefHeading___Toc4199_765992173">Nabavka materijala<text:tab/>10</text:a></text:p>
          <text:p text:style-name="P42">2.3.1.<text:a xlink:type="simple" xlink:href="#__RefHeading___Toc4201_765992173">Slučaj upotrebe: Provera materijala na stanju<text:tab/>10</text:a></text:p>
          <text:p text:style-name="P42">2.3.2.<text:a xlink:type="simple" xlink:href="#__RefHeading___Toc2562_204331943">Slučaj upotrebe: Oglašavanje nabavke materijala<text:tab/>11</text:a></text:p>
          <text:p text:style-name="P42">2.3.3.<text:a xlink:type="simple" xlink:href="#__RefHeading___Toc4153_765992173">Slučaj upotrebe: Izbor dobavljača materijala<text:tab/>12</text:a></text:p>
          <text:p text:style-name="P42">2.3.4.<text:a xlink:type="simple" xlink:href="#__RefHeading___Toc4155_765992173">Slučaj upotrebe: Predaja naloga za nabavku materijala<text:tab/>13</text:a></text:p>
          <text:p text:style-name="P42">2.3.5.<text:a xlink:type="simple" xlink:href="#__RefHeading___Toc4157_765992173">Slučaj upotrebe: Prijem materijala<text:tab/>14</text:a></text:p>
          <text:p text:style-name="P42">2.3.6.<text:a xlink:type="simple" xlink:href="#__RefHeading___Toc4159_765992173">Slučaj upotrebe: Kupovina i isplata materijala<text:tab/>15</text:a></text:p>
          <text:p text:style-name="P42">2.4.<text:a xlink:type="simple" xlink:href="#__RefHeading___Toc4203_765992173">Nabavka mašina<text:tab/>16</text:a></text:p>
          <text:p text:style-name="P42">2.4.1.<text:a xlink:type="simple" xlink:href="#__RefHeading___Toc4205_765992173">Slučaj upotrebe: Provera stanja mašina<text:tab/>16</text:a></text:p>
          <text:p text:style-name="P42">2.4.2.<text:a xlink:type="simple" xlink:href="#__RefHeading___Toc4165_765992173">Slučaj upotrebe: Izbor dobavljača mašina<text:tab/>17</text:a></text:p>
          <text:p text:style-name="P42">2.4.3.<text:a xlink:type="simple" xlink:href="#__RefHeading___Toc4167_765992173">Slučaj upotrebe: Ispunjavanje naloga za nabavku mašina<text:tab/>18</text:a></text:p>
          <text:p text:style-name="P42">2.4.4.<text:a xlink:type="simple" xlink:href="#__RefHeading___Toc4167_7659921731">Slučaj upotrebe: Predaja naloga za nabavku mašina<text:tab/>19</text:a></text:p>
          <text:p text:style-name="P42">2.4.5.<text:a xlink:type="simple" xlink:href="#__RefHeading___Toc4169_765992173">Slučaj upotrebe: Prijem mašina<text:tab/>20</text:a></text:p>
          <text:p text:style-name="P42">2.4.6.<text:a xlink:type="simple" xlink:href="#__RefHeading___Toc4171_765992173">Slučaj upotrebe: Kupovina mašina<text:tab/>21</text:a></text:p>
          <text:p text:style-name="P42">2.5.<text:a xlink:type="simple" xlink:href="#__RefHeading___Toc4207_765992173">Tok radova<text:tab/>22</text:a></text:p>
          <text:p text:style-name="P42">2.5.1.<text:a xlink:type="simple" xlink:href="#__RefHeading___Toc4209_765992173">Slučaj upotrebe: Priprema za rad<text:tab/>22</text:a></text:p>
          <text:p text:style-name="P42">2.5.2.<text:a xlink:type="simple" xlink:href="#__RefHeading___Toc4177_765992173">Slučaj upotrebe: Nedeljni izveštaj<text:tab/>23</text:a></text:p>
          <text:p text:style-name="P42">2.5.3.<text:a xlink:type="simple" xlink:href="#__RefHeading___Toc4179_765992173">Slučaj upotrebe: Modifikacija plana rada.<text:tab/>24</text:a></text:p>
          <text:p text:style-name="P42">2.5.4.<text:a xlink:type="simple" xlink:href="#__RefHeading___Toc4181_765992173">Slučaj upotrebe: Provera stanja materijala i mašina<text:tab/>25</text:a></text:p>
          <text:p text:style-name="P42">2.6.<text:a xlink:type="simple" xlink:href="#__RefHeading___Toc4211_765992173">Marketing i prodaja<text:tab/>26</text:a></text:p>
          <text:p text:style-name="P42">2.6.1.<text:a xlink:type="simple" xlink:href="#__RefHeading___Toc4213_765992173">Slučaj upotrebe: Oglašavanje<text:tab/>26</text:a></text:p>
          <text:p text:style-name="P42">2.6.2.<text:a xlink:type="simple" xlink:href="#__RefHeading___Toc4187_765992173">Slučaj upotrebe: Stavljanje objekta u prodaju<text:tab/>27</text:a></text:p>
          <text:p text:style-name="P42">2.6.3.<text:a xlink:type="simple" xlink:href="#__RefHeading___Toc4189_765992173">Slučaj upotrebe: Prezentovanje objekta kupcu<text:tab/>28</text:a></text:p>
          <text:p text:style-name="P42">2.6.4.<text:a xlink:type="simple" xlink:href="#__RefHeading___Toc1356_1838198345">Slučaj upotrebe: Prodaja<text:tab/>29</text:a></text:p>
        </text:index-body>
      </text:table-of-content>
      <text:p text:style-name="Text_20_body"/>
      <text:p text:style-name="P1"/>
      <text:h text:style-name="Heading_20_1" text:outline-level="1"><text:bookmark-start text:name="__RefHeading___Toc4117_765992173"/>Uvod<text:bookmark-end text:name="__RefHeading___Toc4117_765992173"/></text:h>
      <text:p text:style-name="Standard"/>
      <text:p text:style-name="P7">Građevinstvo je staro koliko i ljudski rod, od samog početka čovek gradi sebi zaklon ili prolagođava veoma razvijen deo društva i sad postoje džinovi u toj industriji. Naš projekat građevinske firme upravo tu ulazi u priču, kako novom igraču pomoći da uđe u igru i postigne uspeh u današnje vreme pored ogromne prirodne zaklone svojim potrebama. Kroz istoriji su se znanje i veština ljudi povećavali i to je sad konkurencije. Svrha sistema je da učini komunikaciju među zaposlenima brzu i laku. Time efikasnost firme j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p>
      <text:p text:style-name="P7"/>
      <text:h text:style-name="Heading_20_2" text:outline-level="2"><text:bookmark-start text:name="__RefHeading___Toc4119_765992173"/>Opis<text:bookmark-end text:name="__RefHeading___Toc4119_765992173"/></text:h>
      <text:p text:style-name="P7">Građevinska firma radi sa dva tipa projekta, samostalni projekat ili poručen projekat. Samostalan projekat firma finansira iz sopstvenog kapitala ili kreditom u banci. Poručen projekat plaća poručilac. Delatnost firme se deli na planiranje, nabavku, tok izgradnje <text:s/>i prodaja.</text:p>
      <text:p text:style-name="P8">U okviru planiranja, na već poznatoj lokaciji, arhitekta i građevinski inženjer projektuju objekat koj treba da se gradi. Procenjuje količinu materijala potrebnog materijala, broj potrebnih radnika i potrebne mašine za izgradnju. Ekonomista vrši analizu finansija i raspoređuje novac za sve delatnosti.<text:line-break/>Nabavka se deli na tri celine, nabavku materijala, radnika i mašina. Za svaku od celina postoji tačno precizirano šta ili koga je potreno nabaviti i u kojim količinama.</text:p>
      <text:p text:style-name="P8">U delu tok izgradnje, šef gradilišta vrši evidenciju šta je urađeno na kraju svake nedelje kako bi se na osnovu izveštaja produktivnost povećala. Pomoćnik vrši evidenciju stanja mašina i materijala, da li nešto neispravno ili da li je potrebno nešto dodatno nabaviti.</text:p>
      <text:p text:style-name="P8">Prodaja <text:s/>je deo koj koristi firma ako je projekat samostalan ili ako poručilac nema sopstven plan prodaje i marketinga. Za prodaju se vrši evidencija šta je prodato a šta nije.</text:p>
      <text:h text:style-name="Heading_20_2" text:outline-level="2"><text:bookmark-start text:name="__RefHeading___Toc4121_765992173"/>Učesnici u sistemu<text:bookmark-end text:name="__RefHeading___Toc4121_765992173"/></text:h>
      <text:p text:style-name="Text_20_body">Izvršni direktor</text:p>
      <text:p text:style-name="Text_20_body">Finansijski direktor</text:p>
      <text:p text:style-name="Text_20_body">Direktor Funkcije z</text:p>
      <text:h text:style-name="Heading_20_2" text:outline-level="2"><text:bookmark-start text:name="__RefHeading___Toc4123_765992173"/>Korišćeni dijagrami i alati<text:bookmark-end text:name="__RefHeading___Toc4123_765992173"/></text:h>
      <text:p text:style-name="Text_20_body"/>
      <text:p text:style-name="P1"/>
      <text:h text:style-name="Heading_20_1" text:outline-level="1"><text:bookmark-start text:name="__RefHeading___Toc4125_765992173"/>Slučajevi upotrebe<text:bookmark-end text:name="__RefHeading___Toc4125_765992173"/></text:h>
      <text:p text:style-name="Text_20_body"/>
      <text:p text:style-name="Text_20_body"/>
      <text:h text:style-name="Heading_20_2" text:outline-level="2"><text:bookmark-start text:name="__RefHeading___Toc4191_765992173"/>Planiranje projekta<text:bookmark-end text:name="__RefHeading___Toc4191_765992173"/></text:h>
      <text:h text:style-name="Heading_20_3" text:outline-level="3"><text:bookmark-start text:name="__RefHeading___Toc4193_765992173"/>Slučaj upotrebe: Okviri projekta<text:bookmark-end text:name="__RefHeading___Toc4193_765992173"/></text:h>
      <text:p text:style-name="Heading"><text:span text:style-name="Default_20_Paragraph_20_Font"><text:span text:style-name="T1">Kratak</text:span></text:span> opis:</text:p>
      <text:p text:style-name="Text_20_body">Građevinski inženjer dobija informacije o parceli na kojoj se gradi i o objektu koj treba da se gradi. Na osnovu toga postavlja okvire za projektovanje plana gradnje.</text:p>
      <text:p text:style-name="Heading">Učesnici:</text:p>
      <text:p text:style-name="Text_20_body">Građevinski inženjer</text:p>
      <text:p text:style-name="Heading">Preduslovi:</text:p>
      <text:p text:style-name="Standard">Postoje informacije o parceli i objektu.</text:p>
      <text:p text:style-name="Heading">Postuslovi:</text:p>
      <text:p text:style-name="Standard">Okviri za dalje projektovanje objekta su postavljeni</text:p>
      <text:p text:style-name="Heading">Glavni tok:</text:p>
      <text:list xml:id="list5344412368937727212" text:style-name="L1">
        <text:list-item text:start-value="1">
          <text:p text:style-name="P24">Građevinski inženjer vrši analizu zemljišta.</text:p>
        </text:list-item>
        <text:list-item>
          <text:p text:style-name="P24">Određuje šta sve treba uraditi sa zemljištem pre početka gradnje.</text:p>
        </text:list-item>
        <text:list-item>
          <text:p text:style-name="P24">Određuje koj materijal je pogodan za tu lokaciju.</text:p>
        </text:list-item>
        <text:list-item>
          <text:p text:style-name="P24">Procenjuje količinu materijala.</text:p>
        </text:list-item>
        <text:list-item>
          <text:p text:style-name="P24">Procenjuje broj radnika poretbnih za rad na gradilištu.</text:p>
        </text:list-item>
        <text:list-item>
          <text:p text:style-name="P24">Određuje koje mašine treba koristiti.</text:p>
        </text:list-item>
        <text:list-item>
          <text:p text:style-name="P24">Salje okvire projekta arhitekti</text:p>
        </text:list-item>
      </text:list>
      <text:p text:style-name="Heading">Alternativni tok:</text:p>
      <text:list xml:id="list665182192142427946" text:style-name="L2">
        <text:list-item>
          <text:p text:style-name="P26">/</text:p>
        </text:list-item>
      </text:list>
      <text:h text:style-name="P39" text:outline-level="3"><text:bookmark-start text:name="__RefHeading___Toc4131_765992173"/>Slučaj upotrebe: Projektovanje objekta<text:bookmark-end text:name="__RefHeading___Toc4131_765992173"/></text:h>
      <text:p text:style-name="Heading">Kratak opis:</text:p>
      <text:p text:style-name="Text_20_body">Arhitekta projektuje objekat na osnovu informacija koje je dobio od građevinskog inženjera. Sastavlja plan rada, kojim redosledom se šta gradi. Sastavlja i plan rokova, očekivano vreme kad svaka od stavki iz plana rada treba biti gotova.</text:p>
      <text:p text:style-name="Heading">Učesnici:</text:p>
      <text:p text:style-name="Text_20_body">Arhitekta</text:p>
      <text:p text:style-name="Heading">Preduslovi:</text:p>
      <text:p text:style-name="Text_20_body">Postoje okviri projekta na osnovu kojih arhitekta projektuje.</text:p>
      <text:p text:style-name="Heading">Postuslovi:</text:p>
      <text:p text:style-name="Text_20_body">Projektovanje je gotovo, postoji plan gradnje objekta</text:p>
      <text:p text:style-name="Heading">Glavni tok:</text:p>
      <text:list xml:id="list221527492384956" text:style-name="L1">
        <text:list-item text:start-value="1">
          <text:p text:style-name="P24">Arhitekta analizira okvire plana.</text:p>
        </text:list-item>
        <text:list-item>
          <text:p text:style-name="P24">Projektuje objekat sa datim okvirima</text:p>
        </text:list-item>
        <text:list-item>
          <text:p text:style-name="P24">Pravi plan rada.</text:p>
        </text:list-item>
        <text:list-item>
          <text:p text:style-name="P24">Na osnovu plana rada pravi plan rokova.</text:p>
        </text:list-item>
      </text:list>
      <text:p text:style-name="Heading">Alternativni tok:</text:p>
      <text:list xml:id="list2170181630925380891" text:style-name="L3">
        <text:list-item>
          <text:p text:style-name="P27">Neodgovarajući materijal – U koraku 1, ako arhitekta proceni da neki od materijala nije odgovarajućeg kvaliteta, menja u spisku materijala tu stavku, slučaj upotrebe se nastavlja u koraku 1.</text:p>
        </text:list-item>
      </text:list>
      <text:h text:style-name="P39" text:outline-level="3"><text:bookmark-start text:name="__RefHeading___Toc4133_765992173"/>Slučaj upotrebe: Finansiska analiza projekta<text:bookmark-end text:name="__RefHeading___Toc4133_765992173"/></text:h>
      <text:p text:style-name="Heading">Kratak opis:</text:p>
      <text:p text:style-name="Text_20_body">Na osnovu plana koji su arhitekta i građevinski inženjer poslali, ekonomista vrši finansisku analizu i procenu troškova.</text:p>
      <text:p text:style-name="Heading">Učesnici:</text:p>
      <text:p text:style-name="Text_20_body">Ekonomista</text:p>
      <text:p text:style-name="Heading">Preduslovi:</text:p>
      <text:p text:style-name="Text_20_body">Ekonomista je dobio plan projekta.</text:p>
      <text:p text:style-name="Heading">Postuslovi:</text:p>
      <text:p text:style-name="Text_20_body">Urađena je finansijska analiza.</text:p>
      <text:p text:style-name="Heading">Glavni tok:</text:p>
      <text:list xml:id="list221527987205589" text:style-name="L1">
        <text:list-item text:start-value="1">
          <text:p text:style-name="P24">Ekonomista analizira plan.</text:p>
        </text:list-item>
        <text:list-item>
          <text:p text:style-name="P24">Procenjuje troškove adaptacije zemljišta za izgradnju.</text:p>
        </text:list-item>
        <text:list-item>
          <text:p text:style-name="P24">Procenjuje troškove nabavke materijala.</text:p>
        </text:list-item>
        <text:list-item>
          <text:p text:style-name="P24">Procenjuje troškove nabavke mašina.</text:p>
        </text:list-item>
        <text:list-item>
          <text:p text:style-name="P24">Procenjuje troškove nabavke radnika.</text:p>
        </text:list-item>
        <text:list-item>
          <text:p text:style-name="P24">Završava finansisku analizu.</text:p>
        </text:list-item>
      </text:list>
      <text:p text:style-name="Heading">Alternativni tok:</text:p>
      <text:p text:style-name="Text_20_body">1. Loš račun – U koraku 6, ekonomista nalazi neslaganje u konačnoj proceni troškova, ponavlja ceo proces od koraka 2.</text:p>
      <text:h text:style-name="P38" text:outline-level="2"><text:bookmark-start text:name="__RefHeading___Toc4195_765992173"/>Unajmljivanje podizvođača<text:bookmark-end text:name="__RefHeading___Toc4195_765992173"/></text:h>
      <text:p text:style-name="Text_20_body"/>
      <text:p text:style-name="Text_20_body"><text:span text:style-name="Default_20_Paragraph_20_Font"><text:span text:style-name="T2"/></text:span></text:p>
      <text:p text:style-name="Text_20_body"/>
      <text:h text:style-name="Heading_20_3" text:outline-level="3"><text:bookmark-start text:name="__RefHeading___Toc4197_765992173"/>Slučaj upotrebe: Izbor potencijalnih podizvođača<text:bookmark-end text:name="__RefHeading___Toc4197_765992173"/></text:h>
      <text:p text:style-name="Heading">Kratak opis:</text:p>
      <text:p text:style-name="Text_20_body">Na osnovu radne snage koju firma poseduje, vrši se odabir potencijalnih podizvođača.</text:p>
      <text:p text:style-name="Heading">Učesnici:</text:p>
      <text:p text:style-name="Text_20_body">Direktor</text:p>
      <text:p text:style-name="Heading">Preduslovi:</text:p>
      <text:p text:style-name="Text_20_body">Poznat je spisak i obim svih vrsta poslova potrebnih za izvođenje radova.</text:p>
      <text:p text:style-name="Heading">Postuslovi:</text:p>
      <text:p text:style-name="Text_20_body">Napravljena je lista potencijalnih podizvođača.</text:p>
      <text:p text:style-name="Heading">Glavni tok:</text:p>
      <text:list xml:id="list221528659566264" text:style-name="L1">
        <text:list-item text:start-value="1">
          <text:p text:style-name="P24">Direktor konsultuje spisak svih vrsta poslova potrebnih za izgradnju.</text:p>
        </text:list-item>
        <text:list-item>
          <text:p text:style-name="P24">Direktor zaključuje za koje poslove je neophodno unajmiti podizvođače.</text:p>
        </text:list-item>
        <text:list-item>
          <text:p text:style-name="P24">Direktor oglaša potrebu za podizvođačima.</text:p>
        </text:list-item>
        <text:list-item>
          <text:p text:style-name="P24">Direktor prikuplja ponude podizvođača sa kojima je ranije sarađivao.</text:p>
        </text:list-item>
        <text:list-item>
          <text:p text:style-name="P24">Direktor čeka istek oglasa iz koraka 3.</text:p>
        </text:list-item>
        <text:list-item>
          <text:p text:style-name="P24">Direktor prikuplja ponude dobavljača</text:p>
        </text:list-item>
      </text:list>
      <text:p text:style-name="Heading">Alternativni tok:</text:p>
      <text:list xml:id="list4102610056879217681" text:style-name="L4">
        <text:list-item>
          <text:p text:style-name="P28">U koraku 6, nije bilo nikakve ponude. Ići na korak 3.</text:p>
        </text:list-item>
      </text:list>
      <text:h text:style-name="P39" text:outline-level="3"><text:bookmark-start text:name="__RefHeading___Toc4143_765992173"/>Slučaj upotrebe: Kontakt potencijalnih podizvođača<text:bookmark-end text:name="__RefHeading___Toc4143_765992173"/></text:h>
      <text:p text:style-name="Heading">Kratak opis: <text:s/></text:p>
      <text:p text:style-name="Text_20_body">Direktor firme kontaktira odabrane potencijalne podizvođače i zapisuje njihove ponude.</text:p>
      <text:p text:style-name="Heading">Učesnici:</text:p>
      <text:p text:style-name="Text_20_body">Direktor, predstavnik podizvođača</text:p>
      <text:p text:style-name="Heading">Preduslovi:</text:p>
      <text:p text:style-name="Text_20_body">Postoji spisak svih potencijalnih podizvođača</text:p>
      <text:p text:style-name="Heading">Postuslovi:</text:p>
      <text:p text:style-name="Text_20_body">Napravljena je lista svih ponuda.</text:p>
      <text:p text:style-name="Heading">Glavni tok:</text:p>
      <text:list xml:id="list221527595096623" text:style-name="L1">
        <text:list-item text:start-value="1">
          <text:p text:style-name="P24">Direktor kontaktira predstavnika potencijalnog podizvođača i prestavlja mu moguci posao.</text:p>
        </text:list-item>
        <text:list-item>
          <text:p text:style-name="P24">Predstavnik podizvođača daje svoju ponudu, odnosno cenu po kojoj njihova firma radi.</text:p>
        </text:list-item>
        <text:list-item>
          <text:p text:style-name="P24">Direktor zapisuje ponudu. Korak 1 i 2 se ponavljaju dok se ne kontaktiraju svi podizvodjaci sa liste.</text:p>
        </text:list-item>
        <text:list-item>
          <text:p text:style-name="P24">Direktor predaje listu Ekonomisti da izracuna cenu tog dela porjekta</text:p>
        </text:list-item>
      </text:list>
      <text:p text:style-name="Heading">Alternativni tok:</text:p>
      <text:list xml:id="list1809515963877526653" text:style-name="L5">
        <text:list-item>
          <text:p text:style-name="P29">U koraku 1, kontakt nije bio ispravan (zastareo, stamparska greska)</text:p>
        </text:list-item>
        <text:list-item>
          <text:p text:style-name="P29">U koraku 2, predstavnik podizvođača iz neopravdanih razloga odbija da saradjuje sa firmom.</text:p>
        </text:list-item>
      </text:list>
      <text:p text:style-name="P1"/>
      <text:h text:style-name="Heading_20_3" text:outline-level="3"><text:bookmark-start text:name="__RefHeading___Toc4145_765992173"/>Slučaj upotrebe: Potražnja najpovoljnijih podizvođača<text:bookmark-end text:name="__RefHeading___Toc4145_765992173"/></text:h>
      <text:p text:style-name="Heading">Kratak opis:</text:p>
      <text:p text:style-name="Text_20_body">Nakon što je Ekonomista izračunao ukupnu cenu projekta, Direktor pokušava da nađe još povoljnije podizvođače.</text:p>
      <text:p text:style-name="Heading">Učesnici:</text:p>
      <text:p text:style-name="Text_20_body">Direktor, predstavnik podizvođača</text:p>
      <text:p text:style-name="Heading">Preduslovi:</text:p>
      <text:p text:style-name="Text_20_body">Postoji spisak podizvodjaca i njihovih cena.</text:p>
      <text:p text:style-name="Heading">Postuslovi:</text:p>
      <text:p text:style-name="Text_20_body">Napravljena je konacna lista odabranih podizvođača koji su najpovoljniji.</text:p>
      <text:p text:style-name="Heading">Glavni tok:</text:p>
      <text:list xml:id="list221527202589886" text:style-name="L1">
        <text:list-item text:start-value="1">
          <text:p text:style-name="P24">Direktor pretrazuje kontakte podizvođača</text:p>
          <text:list>
            <text:list-item>
              <text:p text:style-name="P24">Ukoliko ne postoji podizvođač koje direktor nije kontaktirao prelazi se na korak 4.</text:p>
            </text:list-item>
            <text:list-item>
              <text:p text:style-name="P24">Ukoliko postoji, direktor kontaktira predstavnika tog podizvođača</text:p>
            </text:list-item>
          </text:list>
        </text:list-item>
        <text:list-item>
          <text:p text:style-name="P24">Predstavnik podizvođača daje svoju ponudu.</text:p>
          <text:list>
            <text:list-item>
              <text:p text:style-name="P24">Ukoliko je cena niza od cene podizvođača koji je obavljao tu vrstu posla, direktor zamenjuje starog podizvođača sa jeftinijim.</text:p>
            </text:list-item>
            <text:list-item>
              <text:p text:style-name="P24">Ukoliko je cena visa od cene podizvođača koji je obavljao tu vrstu posla, nista se ne menja.</text:p>
            </text:list-item>
          </text:list>
        </text:list-item>
        <text:list-item>
          <text:p text:style-name="P24">Koraci 1 i 2 se ponavljaju.</text:p>
        </text:list-item>
        <text:list-item>
          <text:p text:style-name="P24">Direktor zakljucuje konacnu listu podizvođača.</text:p>
        </text:list-item>
      </text:list>
      <text:p text:style-name="Heading">Alternativni tok:</text:p>
      <text:list xml:id="list1428670205237935780" text:style-name="L6">
        <text:list-item>
          <text:p text:style-name="P30">U koraku 1.2, kontakt nije bio ispravan (zastareo, stamparska greska)</text:p>
        </text:list-item>
        <text:list-item>
          <text:p text:style-name="P30">U koraku 2, predstavnik podizvođača iz neopravdanih razloga odbija da saradjuje sa firmom.</text:p>
        </text:list-item>
      </text:list>
      <text:h text:style-name="P38" text:outline-level="2"><text:bookmark-start text:name="__RefHeading___Toc4199_765992173"/>Nabavka materijala<text:bookmark-end text:name="__RefHeading___Toc4199_765992173"/></text:h>
      <text:h text:style-name="Heading_20_3" text:outline-level="3"><text:bookmark-start text:name="__RefHeading___Toc4201_765992173"/>Slučaj upotrebe: Provera materijala na stanju<text:bookmark-end text:name="__RefHeading___Toc4201_765992173"/></text:h>
      <text:p text:style-name="Heading">Kratak opis:</text:p>
      <text:p text:style-name="P2">Na osnovu plana poslovanja i raspoloživih materijala se procenjuje da li je potrebno vršiti nabavku.</text:p>
      <text:p text:style-name="Heading">Učesnici:</text:p>
      <text:p text:style-name="Text_20_body"><text:span text:style-name="Default_20_Paragraph_20_Font"><text:span text:style-name="T4">Direktor</text:span></text:span><text:span text:style-name="Default_20_Paragraph_20_Font"><text:span text:style-name="T3">, magacioner</text:span></text:span></text:p>
      <text:p text:style-name="Heading">Preduslovi:</text:p>
      <text:p text:style-name="P2">Postoji plan poslova.</text:p>
      <text:p text:style-name="Heading">Postuslovi:</text:p>
      <text:p text:style-name="P2">Izrađen je plan nabavke materijala.</text:p>
      <text:p text:style-name="Heading">Glavni tok:</text:p>
      <text:list xml:id="list221527055828076" text:style-name="L1">
        <text:list-item text:start-value="1">
          <text:p text:style-name="P24">Direktor kontaktira magacionera o trenutnom stanju. Ako su svi potrebni materijali dostupni u skladištu, prelazi se na korak dva.</text:p>
          <text:list>
            <text:list-item>
              <text:p text:style-name="P24">Za svaki materijal koji nije raspoloživ, dodaje se stavka u plan nabavke.</text:p>
            </text:list-item>
          </text:list>
        </text:list-item>
        <text:list-item>
          <text:p text:style-name="P24">Direktor izrađuje plan nabavke.</text:p>
        </text:list-item>
      </text:list>
      <text:p text:style-name="P3">Alternativni tok:</text:p>
      <text:p text:style-name="Text_20_body"><text:tab/>/</text:p>
      <text:h text:style-name="P41" text:outline-level="3"><text:bookmark-start text:name="__RefHeading___Toc2562_204331943"/>Slučaj upotrebe: Oglašavanje nabavke materijala<text:bookmark-end text:name="__RefHeading___Toc2562_204331943"/></text:h>
      <text:p text:style-name="P23">Kratak opis:</text:p>
      <text:p text:style-name="P21">Na osnovu plana nabavke, direktor oglašava nabavke.</text:p>
      <text:p text:style-name="P23">Učesnici:</text:p>
      <text:p text:style-name="P37">Direktor</text:p>
      <text:p text:style-name="P23">Preduslovi:</text:p>
      <text:p text:style-name="P37">Postoji plan nabavke.</text:p>
      <text:p text:style-name="P23">Postuslovi:</text:p>
      <text:p text:style-name="P36">Nabavke su oglašene.</text:p>
      <text:p text:style-name="P23">Glavni tok:</text:p>
      <text:list xml:id="list221528999532346" text:style-name="L1">
        <text:list-item text:start-value="1">
          <text:p text:style-name="P25">Direktor procenjuje plan nabavke. Ako plan nabavke nema stavke, završava se slučaj upotrebe. Inače, prelazi se na korak 2.</text:p>
        </text:list-item>
        <text:list-item>
          <text:p text:style-name="P25">Direktor oglašava nabavku materijala.</text:p>
        </text:list-item>
      </text:list>
      <text:p text:style-name="P23">Alternativni tok:</text:p>
      <text:p text:style-name="P37">/</text:p>
      <text:h text:style-name="P39" text:outline-level="3"><text:bookmark-start text:name="__RefHeading___Toc4153_765992173"/>Slučaj upotrebe: Izbor dobavljača materijala<text:bookmark-end text:name="__RefHeading___Toc4153_765992173"/></text:h>
      <text:p text:style-name="Heading">Kratak opis:</text:p>
      <text:p text:style-name="P2">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193246021328519" text:continue-list="list221528999532346" text:style-name="L1">
        <text:list-item text:start-value="1">
          <text:p text:style-name="P24">Direktor procenjuje plan nabavke. Ako plan nabavke nema stavke, završava se slučaj upotrebe. Inače, prelazi se na korak 2.</text:p>
        </text:list-item>
        <text:list-item>
          <text:p text:style-name="P24">Direktor prikuplja ponude dobavljača sa kojima je ranije sarađivao.</text:p>
        </text:list-item>
        <text:list-item>
          <text:p text:style-name="P24">Direktor prikuplja ponude dobavljača koji su se javili po oglasu.</text:p>
        </text:list-item>
        <text:list-item>
          <text:p text:style-name="P24">Direktor vrši odabir dobavljača, iz obe liste, na osnovu kvaliteta, cene i uslova nabavke.</text:p>
        </text:list-item>
      </text:list>
      <text:p text:style-name="Heading">Alternativni tok:</text:p>
      <text:p text:style-name="Text_20_body">/</text:p>
      <text:h text:style-name="P39" text:outline-level="3"><text:bookmark-start text:name="__RefHeading___Toc4155_765992173"/>Slučaj upotrebe: Predaja naloga za nabavku materijala<text:bookmark-end text:name="__RefHeading___Toc4155_765992173"/></text:h>
      <text:p text:style-name="Heading">Kratak opis:</text:p>
      <text:p text:style-name="P2">Izrada, predaja i ispunjavanje naloga za nabavku materijala.</text:p>
      <text:p text:style-name="Heading">Učesnici:</text:p>
      <text:p text:style-name="Text_20_body">Direktor,</text:p>
      <text:p text:style-name="Heading">Preduslovi:</text:p>
      <text:p text:style-name="P2">Postoji spisak dobavljača.</text:p>
      <text:p text:style-name="Heading">Postuslovi:</text:p>
      <text:p text:style-name="P22">Nalog je prosleđen dobavljaču.</text:p>
      <text:p text:style-name="Heading">Glavni tok:</text:p>
      <text:list xml:id="list221529023968192" text:style-name="L1">
        <text:list-item>
          <text:p text:style-name="P24">Direktor <text:span text:style-name="T11">(na osnovu dogovora sa podizvođačem)</text:span> određuj<text:span text:style-name="T11">e</text:span> vreme isporuke.</text:p>
        </text:list-item>
        <text:list-item>
          <text:p text:style-name="P24">Direktor određuj<text:span text:style-name="T11">e</text:span> transport (firmin ili dobavljačev)</text:p>
        </text:list-item>
        <text:list-item>
          <text:p text:style-name="P24">Direktor izrađuje nalog i predaje ga dobavljaču.</text:p>
        </text:list-item>
        <text:list-item>
          <text:p text:style-name="P24">Dobavljač u određenom roku ispunjava nalog.</text:p>
        </text:list-item>
        <text:list-item>
          <text:p text:style-name="P24">Dobavljač ili transport dopremaju materijal.</text:p>
        </text:list-item>
      </text:list>
      <text:p text:style-name="Heading">Alternativni tok:</text:p>
      <text:list xml:id="list7233212617048046657" text:style-name="L7">
        <text:list-item>
          <text:p text:style-name="P31">U koraku 5, ako dobavljač ne ispuni svoje obaveze u roku:</text:p>
          <text:list>
            <text:list-item>
              <text:p text:style-name="P31">Ako je moguće ispuniti nalog, direktor dobavljaču produžava rok za ispunjavanje naloga i određuje mu penale.</text:p>
            </text:list-item>
            <text:list-item>
              <text:p text:style-name="P31">Ako nije moguće ispuniti nalog, direktor odbacuje nalog i izrađuje novi plan nabavke za zadati materijal.</text:p>
            </text:list-item>
          </text:list>
        </text:list-item>
      </text:list>
      <text:h text:style-name="P39"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text:span text:style-name="T9">Magacioner, k</text:span>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221528142968962" text:style-name="L1">
        <text:list-item text:start-value="1">
          <text:p text:style-name="P35">Magacioner prihvata materijal od transporta.</text:p>
        </text:list-item>
        <text:list-item>
          <text:p text:style-name="P24">Kontrolor kvaliteta procenjuje količinu materijala.</text:p>
        </text:list-item>
        <text:list-item>
          <text:p text:style-name="P24">Kontrolor kvaliteta procenjuje kvalitet materijala.</text:p>
        </text:list-item>
        <text:list-item>
          <text:p text:style-name="P24">Kontrolor kvaliteta daje dozvolu za korišćenje materijala.</text:p>
        </text:list-item>
      </text:list>
      <text:p text:style-name="Heading">Alternativni tok:</text:p>
      <text:list xml:id="list2420636227512769552" text:style-name="L8">
        <text:list-item>
          <text:p text:style-name="P32">U koraku <text:span text:style-name="T10">2</text:span>, ako je količina materijala manja od naručene količine:</text:p>
          <text:list>
            <text:list-item>
              <text:p text:style-name="P32">Kontrolor kvaliteta dostavlja izveštaj direktoru koji procenjuje da li problem nastao na strani dobavljača ili firme.</text:p>
              <text:list>
                <text:list-item>
                  <text:p text:style-name="P32">Ako je problem nastao na strani dobavljača, šalje se novi zahtev za isporuku materijala koji nedostaje ili se izvršava nova dodatna nabavka i određuju penali dobavljaču.</text:p>
                </text:list-item>
                <text:list-item>
                  <text:p text:style-name="P32">Ako je problem nastao na strani firme, određuje se rešenje.</text:p>
                </text:list-item>
              </text:list>
            </text:list-item>
          </text:list>
        </text:list-item>
        <text:list-item>
          <text:p text:style-name="P32">U koraku <text:span text:style-name="T10">3</text:span>, ako je materijal manjeg kvaliteta od poručenog:</text:p>
          <text:list>
            <text:list-item>
              <text:p text:style-name="P32">Dobavljaču se ponovo šalje nalog a isporuku materijala.</text:p>
            </text:list-item>
            <text:list-item>
              <text:p text:style-name="P32">Isporučeni materijal se vraća dobavljaču.</text:p>
            </text:list-item>
            <text:list-item>
              <text:p text:style-name="P32">Ako je ponovno isporuka moguća, ona se izvršava. Inače, započinje se nova nabavka.</text:p>
            </text:list-item>
            <text:list-item>
              <text:p text:style-name="P32">Direktor određuje penale dobavljaču.</text:p>
            </text:list-item>
          </text:list>
        </text:list-item>
      </text:list>
      <text:h text:style-name="P39" text:outline-level="3"><text:bookmark-start text:name="__RefHeading___Toc4159_765992173"/>Slučaj upotrebe: Kupovina i isplata materijala<text:bookmark-end text:name="__RefHeading___Toc4159_765992173"/></text:h>
      <text:p text:style-name="Heading">Kratak opis:</text:p>
      <text:p text:style-name="P2">Vrši se isplata nabavljenih materijala.</text:p>
      <text:p text:style-name="Heading">Učesnici:</text:p>
      <text:p text:style-name="Text_20_body">Direktor</text:p>
      <text:p text:style-name="Heading">Preduslovi:</text:p>
      <text:p text:style-name="P2">Nabavljeni materijali ispunjavaju sve uslove.</text:p>
      <text:p text:style-name="Heading">Postuslovi:</text:p>
      <text:p text:style-name="P2">Određen je način plaćanja dobavljaču.</text:p>
      <text:p text:style-name="Heading">Glavni tok:</text:p>
      <text:list xml:id="list221527071594823" text:style-name="L1">
        <text:list-item text:start-value="1">
          <text:p text:style-name="P24">Direktor određuje vrednost nabavke na osnovu izveštaja kontrolora kvaliteta.</text:p>
        </text:list-item>
        <text:list-item>
          <text:p text:style-name="P24">Direktor obračunava penale za dobavljača ako postoje.</text:p>
        </text:list-item>
        <text:list-item>
          <text:p text:style-name="P34">Direktor određuje način plaćanja (po ranijem dogovoru sa dobavljačem).</text:p>
        </text:list-item>
      </text:list>
      <text:p text:style-name="Heading">Alternativni tok:</text:p>
      <text:p text:style-name="Text_20_body">/</text:p>
      <text:h text:style-name="P38" text:outline-level="2"><text:bookmark-start text:name="__RefHeading___Toc4203_765992173"/>Nabavka mašina<text:bookmark-end text:name="__RefHeading___Toc4203_765992173"/></text:h>
      <text:p text:style-name="Text_20_body"/>
      <text:h text:style-name="Heading_20_3" text:outline-level="3"><text:bookmark-start text:name="__RefHeading___Toc4205_765992173"/>Slučaj upotrebe: Provera stanja mašina<text:bookmark-end text:name="__RefHeading___Toc4205_765992173"/></text:h>
      <text:p text:style-name="Heading">Kratak opis:</text:p>
      <text:p text:style-name="Standard">Proverava se koje su mašine potrebne i dostupne za rad, ukoliko neka nije, sastavlja se spisak za naručivanje od dobavljača.</text:p>
      <text:p text:style-name="Heading">Učesnici:</text:p>
      <text:p text:style-name="P9">Direktor</text:p>
      <text:p text:style-name="Heading">Preduslovi:</text:p>
      <text:p text:style-name="Standard">Potrebna je neka mašina za obavljanje rada.</text:p>
      <text:p text:style-name="Heading">Postuslovi:</text:p>
      <text:p text:style-name="Standard">Poznato je stanje dostupnih mašina, i sastavljen je spisak za naručivanje.</text:p>
      <text:p text:style-name="Heading">Glavni tok:</text:p>
      <text:list xml:id="list221527960332762" text:style-name="L1">
        <text:list-item text:start-value="1">
          <text:p text:style-name="P12"><text:span text:style-name="T5">Direktor</text:span> proverava spisak potrebnih mašina.</text:p>
        </text:list-item>
        <text:list-item>
          <text:p text:style-name="P12">Proverava da li su neke od mašina sa spiska već dostupne.</text:p>
        </text:list-item>
        <text:list-item>
          <text:p text:style-name="P12">Sastavlja se spisak nedostupnih mašina za naručivanje.</text:p>
        </text:list-item>
      </text:list>
      <text:p text:style-name="Heading">Alternativni tok:</text:p>
      <text:p text:style-name="Text_20_body">/</text:p>
      <text:h text:style-name="P39" text:outline-level="3"><text:bookmark-start text:name="__RefHeading___Toc4165_765992173"/>Slučaj upotrebe: Izbor dobavljača mašina<text:bookmark-end text:name="__RefHeading___Toc4165_765992173"/></text:h>
      <text:p text:style-name="Heading">Kratak opis:</text:p>
      <text:p text:style-name="Standard">Odlučuje se da li se kupuje polovna ili nova mašina; ispituju se cene mašina na tržištu, njihov kvalitet i njihovo stanje.</text:p>
      <text:p text:style-name="Heading">Učesnici:</text:p>
      <text:p text:style-name="P9">Direktor</text:p>
      <text:p text:style-name="Heading">Preduslovi:</text:p>
      <text:p text:style-name="Standard">Poznat je spisak mašina potrebnih za kupovinu.</text:p>
      <text:p text:style-name="Heading">Postuslovi:</text:p>
      <text:p text:style-name="Standard">Odabran je dobavljač za konkretnu mašinu sa spiska.</text:p>
      <text:p text:style-name="Heading">Glavni tok:</text:p>
      <text:list xml:id="list221527598029778" text:style-name="L1">
        <text:list-item text:start-value="1">
          <text:p text:style-name="P12"><text:span text:style-name="T5">Direktor</text:span> kontaktira dobavljač<text:span text:style-name="T6">a</text:span> radi upita o potrebnim mašinama.</text:p>
        </text:list-item>
        <text:list-item>
          <text:p text:style-name="P13"><text:span text:style-name="T5">Direktor</text:span> se odlučuje za dobavljača na osnovu datih činjenica o ceni i stanju konkretne mašine.</text:p>
        </text:list-item>
      </text:list>
      <text:p text:style-name="Heading">Alternativni tok:</text:p>
      <text:p text:style-name="Text_20_body">/</text:p>
      <text:h text:style-name="P40" text:outline-level="3"><text:bookmark-start text:name="__RefHeading___Toc4167_765992173"/>Slučaj upotrebe: <text:span text:style-name="T6">I</text:span>spunjavanje naloga za nabavku mašina<text:bookmark-end text:name="__RefHeading___Toc4167_765992173"/></text:h>
      <text:p text:style-name="P11">Kratak opis:</text:p>
      <text:p text:style-name="P6">Sastavlja se nalog na osnovu spiska.</text:p>
      <text:p text:style-name="P11">Učesnici:</text:p>
      <text:p text:style-name="P10">Direktor</text:p>
      <text:p text:style-name="P11">Preduslovi:</text:p>
      <text:p text:style-name="P6">Odabran je dobavljač.</text:p>
      <text:p text:style-name="P11">Postuslovi:</text:p>
      <text:p text:style-name="P10">Sastavljen je nalog.</text:p>
      <text:p text:style-name="P11">Glavni tok:</text:p>
      <text:list xml:id="list221527323734650" text:style-name="L1">
        <text:list-item text:start-value="1">
          <text:p text:style-name="P14"><text:span text:style-name="T7">Direktor</text:span> proverava podatke o potrebnim mašinama sa spiska za naručivanje.</text:p>
        </text:list-item>
        <text:list-item>
          <text:p text:style-name="P14">Podaci se unose u nalog</text:p>
        </text:list-item>
      </text:list>
      <text:p text:style-name="P11">Alternativni tok:</text:p>
      <text:p text:style-name="P5">/</text:p>
      <text:h text:style-name="P40" text:outline-level="3"><text:bookmark-start text:name="__RefHeading___Toc4167_7659921731"/>Slučaj upotrebe: <text:span text:style-name="T6">Predaja</text:span> naloga za nabavku mašina<text:bookmark-end text:name="__RefHeading___Toc4167_7659921731"/></text:h>
      <text:p text:style-name="P11">Kratak opis:</text:p>
      <text:p text:style-name="P6"><text:span text:style-name="T6">Nalog se</text:span> dostavlja dobavljaču.</text:p>
      <text:p text:style-name="P11">Učesnici:</text:p>
      <text:p text:style-name="P6"><text:span text:style-name="T6">Direktor</text:span>, dobavljač</text:p>
      <text:p text:style-name="P11">Preduslovi:</text:p>
      <text:p text:style-name="P10">Sastavljen je nalog.</text:p>
      <text:p text:style-name="P11">Postuslovi:</text:p>
      <text:p text:style-name="P6">Nalog je dostavljen dobavljaču.</text:p>
      <text:p text:style-name="P11">Glavni tok:</text:p>
      <text:list xml:id="list7421555610789541809" text:style-name="L9">
        <text:list-item>
          <text:p text:style-name="P15"><text:span text:style-name="T8">Direktor </text:span>dostavlja <text:span text:style-name="T8">nalog </text:span>dobavljaču.</text:p>
        </text:list-item>
        <text:list-item>
          <text:p text:style-name="P15">Dobavljač potvrđuje još jednom cenu i dostupnost mašina sa naloga.</text:p>
        </text:list-item>
      </text:list>
      <text:p text:style-name="P11">Alternativni tok:</text:p>
      <text:list xml:id="list2173866112653863486" text:style-name="L10">
        <text:list-item>
          <text:p text:style-name="P16">U koraku <text:span text:style-name="T8">2</text:span>., dobavljač može u međuvremenu da ostane bez potrebne mašine; u tom slučaju se traži novi dobavljač za tu mašinu.</text:p>
        </text:list-item>
        <text:list-item>
          <text:p text:style-name="P16">U koraku <text:span text:style-name="T8">2</text:span>., dobavljač može da obavesti menadžment da se cena neke mašine izmenila; menadžment bira da li ostaje pri istom dobavljaču, pri čemu se glavni tok završava, ili donosi odluku da se dobavljač te mašine promeni, pri čemu se uklanja ta mašina sa naloga.</text:p>
        </text:list-item>
      </text:list>
      <text:h text:style-name="P39" text:outline-level="3"><text:bookmark-start text:name="__RefHeading___Toc4169_765992173"/>Slučaj upotrebe: Prijem mašina<text:bookmark-end text:name="__RefHeading___Toc4169_765992173"/></text:h>
      <text:p text:style-name="Heading">Kratak opis:</text:p>
      <text:p text:style-name="Standard">Dobavljač dostavlja mašine.</text:p>
      <text:p text:style-name="Heading">Učesnici:</text:p>
      <text:p text:style-name="Standard"><text:span text:style-name="T8">Direktor</text:span>, dobavljač</text:p>
      <text:p text:style-name="Heading">Preduslovi:</text:p>
      <text:p text:style-name="Standard">Nalog za nabavku mašina je dostavljen dobavljaču.</text:p>
      <text:p text:style-name="Heading">Postuslovi:</text:p>
      <text:p text:style-name="Standard">Dobavljač je doneo sve mašine sa naloga.</text:p>
      <text:p text:style-name="Heading">Glavni tok:</text:p>
      <text:list xml:id="list221528271197318" text:style-name="L1">
        <text:list-item text:start-value="1">
          <text:p text:style-name="P12">Dobavljač donosi mašine.</text:p>
        </text:list-item>
        <text:list-item>
          <text:p text:style-name="P12"><text:span text:style-name="T8">Direktor</text:span> proverava da li su sve mašine sa naloga dostavljene.</text:p>
        </text:list-item>
        <text:list-item>
          <text:p text:style-name="P12"><text:span text:style-name="T8">Direktor</text:span> proverava stanje mašina.</text:p>
        </text:list-item>
      </text:list>
      <text:p text:style-name="Heading">Alternativni tok:</text:p>
      <text:list xml:id="list8894662015565997813" text:style-name="L11">
        <text:list-item>
          <text:p text:style-name="P17">U koraku 2., <text:span text:style-name="T8">direktor</text:span> može utvrditi da nedostaje neka mašina; u tom slučaju se traži od dobavljača da naknadno donese tu mašinu. Glavni tok se nastavlja od koraka 3.</text:p>
        </text:list-item>
        <text:list-item>
          <text:p text:style-name="P17">U koraku 3., <text:span text:style-name="T8">direktor</text:span> može primetiti da neka mašina nije u ugovorenom stanju; dobavljač onda mora ili doneti drugu odgovarajuću mašinu, u kom slučaju se glavni tok nastavlja od koraka 1., ili smanjiti cenu mašine, u kom slučaju se glavni tok nastavlja od koraka 3.</text:p>
        </text:list-item>
      </text:list>
      <text:h text:style-name="P39" text:outline-level="3"><text:bookmark-start text:name="__RefHeading___Toc4171_765992173"/>Slučaj upotrebe: Kupovina mašina<text:bookmark-end text:name="__RefHeading___Toc4171_765992173"/></text:h>
      <text:p text:style-name="Heading">Kratak opis:</text:p>
      <text:p text:style-name="Standard">Isplaćuje se novac dobavljaču ukoliko su mašine u ugovorenom stanju i sve na broju.</text:p>
      <text:p text:style-name="Heading">Učesnici:</text:p>
      <text:p text:style-name="Standard"><text:span text:style-name="T8">Direktor</text:span>, dobavljač</text:p>
      <text:p text:style-name="Heading">Preduslovi:</text:p>
      <text:p text:style-name="Standard">Dobavljač je doneo sve mašine sa naloga.</text:p>
      <text:p text:style-name="Heading">Postuslovi:</text:p>
      <text:p text:style-name="Standard">Nabavljene su sve potrebne mašine.</text:p>
      <text:p text:style-name="Heading">Glavni tok:</text:p>
      <text:list xml:id="list221528498001660" text:style-name="L1">
        <text:list-item text:start-value="1">
          <text:p text:style-name="P12"><text:span text:style-name="T8">Direktor</text:span> priprema novac za plaćanje.</text:p>
        </text:list-item>
        <text:list-item>
          <text:p text:style-name="P12"><text:span text:style-name="T8">Direktor</text:span> uplaćuje novac dobavljaču.</text:p>
        </text:list-item>
        <text:list-item>
          <text:p text:style-name="P12">Dobavljač potvrđuje transfer novca.</text:p>
        </text:list-item>
        <text:list-item>
          <text:p text:style-name="P12">Dobavljač ostavlja priznanicu <text:span text:style-name="T8">direktoru</text:span>.</text:p>
        </text:list-item>
      </text:list>
      <text:p text:style-name="Heading">Alternativni tok:</text:p>
      <text:list xml:id="list3858991141532844260" text:style-name="L12">
        <text:list-item>
          <text:p text:style-name="P18">U koraku 1., može se desiti da nedostaje novac za kupovinu; u tom slučaju se traži dodatni novac. Glavni tok se nastavlja od koraka 1.</text:p>
        </text:list-item>
      </text:list>
      <text:h text:style-name="P38" text:outline-level="2"><text:bookmark-start text:name="__RefHeading___Toc4207_765992173"/>Tok radova<text:bookmark-end text:name="__RefHeading___Toc4207_765992173"/></text:h>
      <text:h text:style-name="Heading_20_3" text:outline-level="3"><text:bookmark-start text:name="__RefHeading___Toc4209_765992173"/>Slučaj upotrebe: Priprema za rad<text:bookmark-end text:name="__RefHeading___Toc4209_765992173"/></text:h>
      <text:p text:style-name="Heading">Kratak opis:</text:p>
      <text:p text:style-name="Text_20_body">Ogranizovanje rada na osnovu plana radova i rokova.</text:p>
      <text:p text:style-name="Heading">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221528135369358" text:style-name="L1">
        <text:list-item text:start-value="1">
          <text:p text:style-name="P12">Šef gradilišta proverava plan radova i plan rokova.</text:p>
        </text:list-item>
        <text:list-item>
          <text:p text:style-name="P12">Sastavlja timove</text:p>
        </text:list-item>
        <text:list-item>
          <text:p text:style-name="P12">Određuje šefove timova.</text:p>
        </text:list-item>
        <text:list-item>
          <text:p text:style-name="P12">Zadaje timovima nedeljna zaduženja.</text:p>
        </text:list-item>
      </text:list>
      <text:p text:style-name="Heading">Alternativni tok: /</text:p>
      <text:h text:style-name="P39"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šefu gradilišta.</text:p>
      <text:p text:style-name="Heading">Učesnici:</text:p>
      <text:p text:style-name="Text_20_body">Šef tima</text:p>
      <text:p text:style-name="Heading">Preduslovi:</text:p>
      <text:p text:style-name="Text_20_body">Šef tima je dobio zaduženja za ovu nedelju.</text:p>
      <text:p text:style-name="Heading">Postuslovi:</text:p>
      <text:p text:style-name="Text_20_body">Šef tima mora da pošalje nedeljni izveštaj</text:p>
      <text:p text:style-name="Heading">Glavni tok:</text:p>
      <text:list xml:id="list221528887776037" text:style-name="L1">
        <text:list-item text:start-value="1">
          <text:p text:style-name="P24">Šef tima vrši piše izveštaj o učinku na kraju nedelje.</text:p>
        </text:list-item>
        <text:list-item>
          <text:p text:style-name="P24">Navodi koliki procent zadatog posla je urađen.</text:p>
        </text:list-item>
        <text:list-item>
          <text:p text:style-name="P24">Navodi količinu potrošenog materijala.</text:p>
        </text:list-item>
        <text:list-item>
          <text:p text:style-name="P24">Navodi stanje mašina.</text:p>
        </text:list-item>
        <text:list-item>
          <text:p text:style-name="P24">Šalje izveštaj šefu gradilišta.</text:p>
        </text:list-item>
      </text:list>
      <text:p text:style-name="Heading">Alternativni tok:</text:p>
      <text:list xml:id="list142488056608082583" text:style-name="L13">
        <text:list-item>
          <text:p text:style-name="P33">Otpušten radnik<text:line-break/>U koraku 1, šef tima navodi ranika(e) koje je otpustio zbog lošeg učinka i traži zamenu, slučaj upotrebe se nastavlja u koraku 2.</text:p>
        </text:list-item>
      </text:list>
      <text:h text:style-name="P39" text:outline-level="3"><text:bookmark-start text:name="__RefHeading___Toc4179_765992173"/>Slučaj upotrebe: Modifikacija plana rada.<text:bookmark-end text:name="__RefHeading___Toc4179_765992173"/></text:h>
      <text:p text:style-name="Heading">Kratak opis:</text:p>
      <text:p text:style-name="Text_20_body">Šef gradilišta na osnovu izveštaja menja plan rada.</text:p>
      <text:p text:style-name="Heading">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221529084267014" text:style-name="L1">
        <text:list-item text:start-value="1">
          <text:p text:style-name="P24">Šef gradilišta proverava izveštaje.</text:p>
        </text:list-item>
        <text:list-item>
          <text:p text:style-name="P12">U odnosu na učinak timova modifikuje plan rada kako bi se poklapao sa planom rokova.</text:p>
        </text:list-item>
        <text:list-item>
          <text:p text:style-name="P12">Timu koji brže odrade posao smanjuje broj radnika.</text:p>
        </text:list-item>
        <text:list-item>
          <text:p text:style-name="P12">Timu koji kasni sa radom povećava broj radnika za sledeću nedelju.</text:p>
        </text:list-item>
        <text:list-item>
          <text:p text:style-name="P24">Završava izveštaj i promene u planu.</text:p>
        </text:list-item>
      </text:list>
      <text:p text:style-name="Heading">Alternativni tok:</text:p>
      <text:list xml:id="list6931429861089299537" text:style-name="L14">
        <text:list-item>
          <text:p text:style-name="P19">Manjak radnika<text:line-break/>U koraku 4 glavnog toka, nema dovoljno radnika da pojača timove koji kasne sa radovima, unajmljuje dodatnu randu snagu za narednih nedelju dana i nastavlja na korak u koraku 4 glavnog toka.</text:p>
        </text:list-item>
        <text:list-item>
          <text:p text:style-name="P19">Nemoguć rok<text:line-break/>U koraku 2 glavnog toka, nije moguće promeniti plan rada kako bi se poklopio sa planom rokova, modifikuje plan rokova i nastavlja u koraku 3 glavnog toka.</text:p>
        </text:list-item>
      </text:list>
      <text:h text:style-name="P39"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da li ima dovoljno materijal i da li su mašine ispravne.</text:p>
      <text:p text:style-name="Heading">Učesnici:</text:p>
      <text:p text:style-name="Text_20_body">Pomoćnik šefa gradilišta(Popisivač)</text:p>
      <text:p text:style-name="Heading">Preduslovi:</text:p>
      <text:p text:style-name="Text_20_body">Radovi se nastavljaju sledeće nedelje.</text:p>
      <text:p text:style-name="Heading">Postuslovi:</text:p>
      <text:p text:style-name="Text_20_body">Izveštaj o stanju na gradilištu je napisan.</text:p>
      <text:p text:style-name="Heading">Glavni tok:</text:p>
      <text:list xml:id="list221527805061716" text:style-name="L1">
        <text:list-item text:start-value="1">
          <text:p text:style-name="P24">Popisivač uzima izveštaj o potrošenom materijalu.</text:p>
        </text:list-item>
        <text:list-item>
          <text:p text:style-name="P24">Proverava izveštaje.</text:p>
        </text:list-item>
        <text:list-item>
          <text:p text:style-name="P12">Proverava da li u skladištu ima propisan minimum materijala za naredne nedelje.</text:p>
        </text:list-item>
      </text:list>
      <text:p text:style-name="Standard"><text:tab/>3.1 Ako ima, ažurira stanje i nastavlja na korak 3.</text:p>
      <text:p text:style-name="Standard">3.2 Ako nema, piše zahtev o dodatnoj nabavci materijala i dodaje ga u izveštaj.</text:p>
      <text:list xml:id="list193247681647027" text:continue-numbering="true" text:style-name="L1">
        <text:list-item>
          <text:p text:style-name="P12">Popisivač proverava izveštaj o stanju mašina.</text:p>
        </text:list-item>
        <text:list-item>
          <text:p text:style-name="P12">Za mašine sa malom kvarom ugovara popravku sa mehaničarom.</text:p>
        </text:list-item>
        <text:list-item>
          <text:p text:style-name="P12">Mašine koje nemaju prijavljen kvar šalje na testiranje.</text:p>
        </text:list-item>
        <text:list-item>
          <text:p text:style-name="P12">Mašine koje nisu korišćene notira u izveštaju kao ispravne.</text:p>
        </text:list-item>
        <text:list-item>
          <text:p text:style-name="P12">Mašine sa velikim kvarom.</text:p>
          <text:list>
            <text:list-item>
              <text:p text:style-name="P12">Šalje nazad sa gradilišta u servis.</text:p>
            </text:list-item>
            <text:list-item>
              <text:p text:style-name="P12">Pravi zahtev za nabavku novih mašina.</text:p>
            </text:list-item>
          </text:list>
        </text:list-item>
        <text:list-item>
          <text:p text:style-name="P12">Završava izveštaj.</text:p>
        </text:list-item>
        <text:list-item>
          <text:p text:style-name="P24">Izveštaj šalje šefu gradilišta.</text:p>
        </text:list-item>
      </text:list>
      <text:p text:style-name="Heading">Alternativni tok:</text:p>
      <text:list xml:id="list3328555963367509440" text:style-name="L15">
        <text:list-item>
          <text:p text:style-name="P20">Ukraden materijal.</text:p>
          <text:list>
            <text:list-item>
              <text:p text:style-name="P20">U koraku 2, uviđa da je u iveštaju navedena manja količina potrošenog materijala nego što stvarno jeste.</text:p>
            </text:list-item>
            <text:list-item>
              <text:p text:style-name="P20">Obaveštava šefa tima koj je napravio potencijalnu grešku da proveri izveštaj.</text:p>
            </text:list-item>
            <text:list-item>
              <text:p text:style-name="P20">Ako je u pitanju greška nastavlja sa radom u koraku 2.</text:p>
            </text:list-item>
            <text:list-item>
              <text:p text:style-name="P20">ko nije greška, prijavljuje krađu policiji i Šef gradilištau i nastavlja u koraku 2.</text:p>
            </text:list-item>
          </text:list>
        </text:list-item>
        <text:list-item>
          <text:p text:style-name="P20"><text:s/>Nestale mašine</text:p>
        </text:list-item>
      </text:list>
      <text:p text:style-name="Standard">U koraku 4 do 7, neka od mašina iz izveštaja se ne nalazi na gradilištu.</text:p>
      <text:list xml:id="list193247089076153" text:continue-numbering="true" text:style-name="L15">
        <text:list-item>
          <text:list>
            <text:list-item>
              <text:p text:style-name="P20">Proverava da li je Šef gradilišta nezavisno od njega odobrio premeštanje mašine sa gradilišta.</text:p>
              <text:list>
                <text:list-item>
                  <text:p text:style-name="P20">Ako jeste, nastavlja sa radom gde je stao, korak 4 do 7.</text:p>
                </text:list-item>
                <text:list-item>
                  <text:p text:style-name="P20">Ako nije, prijavljuje krađu policiji, obaveštava Šef gradilištaa i nastavlja rad u koraku gde je stao, 4 do 7.</text:p>
                </text:list-item>
              </text:list>
            </text:list-item>
          </text:list>
        </text:list-item>
      </text:list>
      <text:h text:style-name="P38" text:outline-level="2"><text:bookmark-start text:name="__RefHeading___Toc4211_765992173"/>Marketing i prodaja<text:bookmark-end text:name="__RefHeading___Toc4211_765992173"/></text:h>
      <text:h text:style-name="Heading_20_3" text:outline-level="3"><text:bookmark-start text:name="__RefHeading___Toc4213_765992173"/>Slučaj upotrebe: Oglašavanje<text:bookmark-end text:name="__RefHeading___Toc4213_765992173"/></text:h>
      <text:p text:style-name="Heading">Kratak opis:</text:p>
      <text:p text:style-name="Text_20_body">Upravnik u prodaji ostvaruje neku vrstu oglašavanja radi što uspešnije prodaje i unosi detalje u baz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oglašeno</text:p>
      <text:p text:style-name="Heading">Glavni tok:</text:p>
      <text:list xml:id="list221529199660421" text:style-name="L1">
        <text:list-item text:start-value="1">
          <text:p text:style-name="P24">Upravnik u prodaji sastavlja plan oglašavanja.</text:p>
        </text:list-item>
        <text:list-item>
          <text:p text:style-name="P24">Na osnovu tog plana Upravnik u prodaji vrši oglašavanje.</text:p>
        </text:list-item>
        <text:list-item>
          <text:p text:style-name="P24">Upravnik u prodaji zatim evidentira ostvarene akcije.</text:p>
        </text:list-item>
      </text:list>
      <text:p text:style-name="Text_20_body"/>
      <text:p text:style-name="Heading">Alternativni tok: /</text:p>
      <text:p text:style-name="P1"/>
      <text:h text:style-name="Heading_20_3" text:outline-level="3"><text:bookmark-start text:name="__RefHeading___Toc4187_765992173"/>Slučaj upotrebe: Stavljanje objekta u prodaju<text:bookmark-end text:name="__RefHeading___Toc4187_765992173"/></text:h>
      <text:p text:style-name="Heading">Kratak opis:</text:p>
      <text:p text:style-name="Text_20_body">Upravnik u prodaji evidentira da je objekat spreman za prodaj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stavljen u prodaju</text:p>
      <text:p text:style-name="Heading">Glavni tok:</text:p>
      <text:list xml:id="list221527883764411" text:style-name="L1">
        <text:list-item text:start-value="1">
          <text:p text:style-name="P24">Upravnik u prodaji dobija informaciju da je objekat spreman za prodaju.</text:p>
        </text:list-item>
        <text:list-item>
          <text:p text:style-name="P24">Upravnik u prodaji stavlja objekat u prodaju</text:p>
        </text:list-item>
      </text:list>
      <text:p text:style-name="Text_20_body"/>
      <text:p text:style-name="Heading">Alternativni tok: /</text:p>
      <text:p text:style-name="Text_20_body"/>
      <text:p text:style-name="P1"/>
      <text:h text:style-name="Heading_20_3" text:outline-level="3"><text:bookmark-start text:name="__RefHeading___Toc4189_765992173"/>Slučaj upotrebe: Prezentovanje objekta kupcu<text:bookmark-end text:name="__RefHeading___Toc4189_765992173"/></text:h>
      <text:p text:style-name="Heading">Kratak opis:</text:p>
      <text:p text:style-name="Text_20_body">Upravnik u prodaji dovodi kupca do objekta i daje mu dodatne informacije o objektu</text:p>
      <text:p text:style-name="Heading">Učesnici:</text:p>
      <text:p text:style-name="Text_20_body">Upravnik u prodaji</text:p>
      <text:p text:style-name="Heading">Preduslovi:</text:p>
      <text:p text:style-name="P4">Objekat je spreman za prodaju</text:p>
      <text:p text:style-name="Heading">Postuslovi:</text:p>
      <text:p text:style-name="Text_20_body">Kupac je upoznat sa detaljima</text:p>
      <text:p text:style-name="Heading">Glavni tok:</text:p>
      <text:list xml:id="list221527721257466" text:style-name="L1">
        <text:list-item text:start-value="1">
          <text:p text:style-name="P24">Upravnik u prodaji priprema detalje (dokumente, slično) vezano za objekat.</text:p>
        </text:list-item>
        <text:list-item>
          <text:p text:style-name="P24">Upravnik u prodaji prezentuje objekat.</text:p>
        </text:list-item>
      </text:list>
      <text:p text:style-name="Text_20_body"/>
      <text:p text:style-name="Heading">Alternativni tok: /</text:p>
      <text:h text:style-name="P39" text:outline-level="3"><text:bookmark-start text:name="__RefHeading___Toc1356_1838198345"/>Slučaj upotrebe: Prodaja<text:bookmark-end text:name="__RefHeading___Toc1356_1838198345"/></text:h>
      <text:p text:style-name="Heading">Kratak opis:</text:p>
      <text:p text:style-name="Text_20_body">Upravnik u prodaji obavlja prodaju i evidentira to.</text:p>
      <text:p text:style-name="Heading">Učesnici:</text:p>
      <text:p text:style-name="Text_20_body">Upravnik u prodaji</text:p>
      <text:p text:style-name="Heading">Preduslovi:</text:p>
      <text:p text:style-name="Text_20_body">Objekat je u stanju za prodaju</text:p>
      <text:p text:style-name="Heading">Postuslovi:</text:p>
      <text:p text:style-name="Text_20_body">Obavljena prodaja</text:p>
      <text:p text:style-name="Heading">Glavni tok:</text:p>
      <text:list xml:id="list221528347602528" text:style-name="L1">
        <text:list-item text:start-value="1">
          <text:p text:style-name="P24">Upravnik u prodaji priprema objekat za prodaju.</text:p>
        </text:list-item>
        <text:list-item>
          <text:p text:style-name="P24">Upravnik u prodaji ostvaruje prodaju.</text:p>
        </text:list-item>
        <text:list-item>
          <text:p text:style-name="P24">Upravnik u prodaji evidentira prodaju.</text:p>
        </text:list-item>
      </text:list>
      <text:p text:style-name="Heading">Alternativni to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701in" fo:margin-bottom="0in" loext:contextual-spacing="false" fo:hyphenation-ladder-count="no-limit" fo:keep-with-next="always"/>
      <style:text-properties style:font-name="Liberation Sans" fo:font-family="'Liberation Sans'" style:font-family-generic="swiss" style:font-pitch="variable" fo:font-size="12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fo:font-size="20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fo:font-size="16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ijagram"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Untitled1" style:family="paragraph" style:parent-style-name="Heading_20_3" style:default-outline-level="" style:list-style-nam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29</text:page-number>/<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meta:creation-date>2016-01-19T21:41:00Z</meta:creation-date>
    <dc:date>2016-02-10T19:32:19.496879719</dc:date>
    <meta:editing-cycles>87</meta:editing-cycles>
    <meta:editing-duration>PT4H46M35S</meta:editing-duration>
    <meta:document-statistic meta:table-count="0" meta:image-count="0" meta:object-count="0" meta:page-count="29" meta:paragraph-count="500" meta:word-count="3234" meta:character-count="21592" meta:non-whitespace-character-count="19030"/>
    <meta:template xlink:type="simple" xlink:actuate="onRequest" xlink:title="" xlink:href="../../../Desktop/ISGradjevinskeFirme/Informacioni%20sistem.odt/Normal"/>
  </office:meta>
</office:document-meta>
</file>